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  <style:style style:name="P7" style:family="paragraph" style:parent-style-name="Standard">
      <style:text-properties style:font-name="Comic Sans M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Colours:</text:p>
      <text:p text:style-name="P3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<text:soft-page-break/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<text:soft-page-break/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<text:soft-page-break/>NEXT: Commit to Guthub!</text:p>
      <text:p text:style-name="P1"/>
      <text:p text:style-name="P1">12:44 – Now to get back to the terrain generation!</text:p>
      <text:p text:style-name="P1">NEXT: Get it to display the quad (2 triangles) properly!</text:p>
      <text:p text:style-name="P1"/>
      <text:p text:style-name="P1"/>
      <text:p text:style-name="P2">23 11 2020</text:p>
      <text:p text:style-name="P1">10:20 – I now have it displaying the quad/triangles correctly. I used the way the Unity project generated the top quad and it worked :)</text:p>
      <text:p text:style-name="P1">NEXT: Commit and then add colour to the quad!</text:p>
      <text:p text:style-name="P1"/>
      <text:p text:style-name="P1">12:26 – Woohoo! Setting of a colour now works!</text:p>
      <text:p text:style-name="P1">NEXT: Commit changes, then work on the generation of a cube!</text:p>
      <text:p text:style-name="P1"/>
      <text:p text:style-name="P1">18:58 – Cube class set up, and a quad is being generated from it.</text:p>
      <text:p text:style-name="P1">NEXT: Get it to generate a whole cube!</text:p>
      <text:p text:style-name="P1"/>
      <text:p text:style-name="P1"/>
      <text:p text:style-name="P2">24 11 2020</text:p>
      <text:p text:style-name="P1">10:51 – A cube is now being generated!!!</text:p>
      <text:p text:style-name="P1">NEXT: Change the colours – gonna also need to have it display more than one cube!</text:p>
      <text:p text:style-name="P1">I can now changes the cube's colour.</text:p>
      <text:p text:style-name="P1"/>
      <text:p text:style-name="P1">It might be an idea to implement the PlanetChunk now, then work on generating multiple blocks/cubes.</text:p>
      <text:p text:style-name="P1"/>
      <text:p text:style-name="P1">12:58 – Okay, I now have it displaying more than one cube, and each with a different colour.</text:p>
      <text:p text:style-name="P1">NEXT: Implement PlayerChunk</text:p>
      <text:p text:style-name="P1"/>
      <text:p text:style-name="P1"/>
      <text:p text:style-name="P2">25 11 2020</text:p>
      <text:p text:style-name="P1">14:59 – All required classes have now been made for the implementation of chunking.</text:p>
      <text:p text:style-name="P1">NEXT: Fully implement chunk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4M55S</meta:editing-duration>
    <meta:editing-cycles>52</meta:editing-cycles>
    <meta:generator>OpenOffice/4.1.7$Win32 OpenOffice.org_project/417m1$Build-9800</meta:generator>
    <dc:date>2020-11-25T15:01:33.52</dc:date>
    <dc:creator>Chucksta </dc:creator>
    <meta:document-statistic meta:table-count="0" meta:image-count="0" meta:object-count="0" meta:page-count="5" meta:paragraph-count="85" meta:word-count="719" meta:character-count="4728"/>
    <meta:user-defined meta:name="Info 1"/>
    <meta:user-defined meta:name="Info 2"/>
    <meta:user-defined meta:name="Info 3"/>
    <meta:user-defined meta:name="Info 4"/>
  </office:meta>
</office:document-meta>
</file>